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7" style:family="paragraph" style:parent-style-name="Standard" style:list-style-name="L1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fo:font-weight="normal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IDEO arborescence</text:p>
      <text:p text:style-name="P1"/>
      <text:p text:style-name="P5">Prévoir sous la page de titre un fil d'actualité (prévoie expérience utilisateur pour voir si les gens ont le réflexe de scroller)</text:p>
      <text:p text:style-name="P2"/>
      <text:p text:style-name="P2"/>
      <text:p text:style-name="P2">STUDIO</text:p>
      <text:p text:style-name="Standard"/>
      <text:list xml:id="list3451576307807359343" text:style-name="L1">
        <text:list-item>
          <text:p text:style-name="P9">Galerie photo</text:p>
        </text:list-item>
      </text:list>
      <text:p text:style-name="P4"/>
      <text:list xml:id="list36307278" text:continue-numbering="true" text:style-name="L1">
        <text:list-item>
          <text:p text:style-name="P9">Accès</text:p>
          <text:list>
            <text:list-item>
              <text:p text:style-name="P7">Plan d'accès (carte google maps)</text:p>
            </text:list-item>
            <text:list-item>
              <text:p text:style-name="P7">Accès en transports en commun (mentionner que c'est à 1h30 de Paris Est <text:line-break/>+ tes prestations de transport depuis la gare)</text:p>
            </text:list-item>
            <text:list-item>
              <text:p text:style-name="P7">Studio aux normes handicapés</text:p>
            </text:list-item>
          </text:list>
        </text:list-item>
      </text:list>
      <text:p text:style-name="Standard"/>
      <text:list xml:id="list36316249" text:continue-numbering="true" text:style-name="L1">
        <text:list-item>
          <text:p text:style-name="P9">Matériel</text:p>
          <text:list>
            <text:list-item>
              <text:p text:style-name="P7">équipement</text:p>
            </text:list-item>
          </text:list>
        </text:list-item>
      </text:list>
      <text:p text:style-name="Standard"/>
      <text:list xml:id="list36331942" text:continue-numbering="true" text:style-name="L1">
        <text:list-item>
          <text:p text:style-name="P9">Prestations</text:p>
          <text:list>
            <text:list-item>
              <text:p text:style-name="P7">Tarifs (grille tarifaire sous forme de tableau?)</text:p>
            </text:list-item>
            <text:list-item>
              <text:p text:style-name="P7">Mastering, traitement audio</text:p>
            </text:list-item>
            <text:list-item>
              <text:p text:style-name="P7">Formules</text:p>
            </text:list-item>
            <text:list-item>
              <text:p text:style-name="P7">reportage photo professionnel</text:p>
            </text:list-item>
          </text:list>
        </text:list-item>
      </text:list>
      <text:p text:style-name="Standard"/>
      <text:list xml:id="list36310497" text:continue-numbering="true" text:style-name="L1">
        <text:list-item>
          <text:p text:style-name="P9">Contacts</text:p>
          <text:list>
            <text:list-item>
              <text:p text:style-name="P7">Formulaire de contact par mail + numéro de téléphone</text:p>
            </text:list-item>
            <text:list-item>
              <text:p text:style-name="P7">Facebook</text:p>
            </text:list-item>
            <text:list-item>
              <text:p text:style-name="P7">Planning de réservations (à ajouter plus tard)</text:p>
            </text:list-item>
          </text:list>
        </text:list-item>
      </text:list>
      <text:p text:style-name="Standard"/>
      <text:list xml:id="list36312698" text:continue-numbering="true" text:style-name="L1">
        <text:list-item>
          <text:p text:style-name="P9">Commentaires</text:p>
          <text:list>
            <text:list-item>
              <text:p text:style-name="P7">Rubrique commentaires</text:p>
            </text:list-item>
            <text:list-item>
              <text:p text:style-name="P7">Exemples de prestations qui ont été produites dans le studio</text:p>
            </text:list-item>
          </text:list>
        </text:list-item>
      </text:list>
      <text:p text:style-name="P3"/>
      <text:p text:style-name="P6">COMPOSITIONS</text:p>
      <text:p text:style-name="P3"/>
      <text:list xml:id="list2574519476491469484" text:style-name="L2">
        <text:list-item>
          <text:p text:style-name="P10">Qui est IDEO ?</text:p>
          <text:list>
            <text:list-item>
              <text:p text:style-name="P12">Raconter l'histoire d'Adrien et la façon dont il aborde chaque projet. Dire que chaque projet est unique car chacun est unique.</text:p>
            </text:list-item>
          </text:list>
        </text:list-item>
      </text:list>
      <text:p text:style-name="Standard"/>
      <text:list xml:id="list36333512" text:continue-numbering="true" text:style-name="L2">
        <text:list-item>
          <text:p text:style-name="P10">Votre projet</text:p>
          <text:list>
            <text:list-item>
              <text:p text:style-name="P11">Pyrotechnie</text:p>
            </text:list-item>
            <text:list-item>
              <text:p text:style-name="P11">Commandes pour des reportages, mariages, etc.</text:p>
            </text:list-item>
            <text:list-item>
              <text:p text:style-name="P11">Entreprises</text:p>
            </text:list-item>
            <text:list-item>
              <text:p text:style-name="P11">Projets cinématographiques</text:p>
            </text:list-item>
            <text:list-item>
              <text:p text:style-name="P11">Spectacle vivant</text:p>
            </text:list-item>
          </text:list>
        </text:list-item>
      </text:list>
      <text:p text:style-name="Standard"/>
      <text:list xml:id="list36321736" text:continue-numbering="true" text:style-name="L2">
        <text:list-item>
          <text:p text:style-name="P10">Albums et titres</text:p>
          <text:list>
            <text:list-item>
              <text:p text:style-name="P11">Albums</text:p>
            </text:list-item>
            <text:list-item>
              <text:p text:style-name="P11">Titres</text:p>
            </text:list-item>
          </text:list>
        </text:list-item>
      </text:list>
      <text:p text:style-name="Standard"/>
      <text:list xml:id="list36314240" text:continue-numbering="true" text:style-name="L2">
        <text:list-item>
          <text:p text:style-name="P10">Contacts</text:p>
          <text:list>
            <text:list-item>
              <text:p text:style-name="P11">Formulaire de contact (idem que le studio)</text:p>
            </text:list-item>
          </text:list>
        </text:list-item>
      </text:list>
      <text:p text:style-name="Standard"/>
      <text:list xml:id="list36317919" text:continue-numbering="true" text:style-name="L2">
        <text:list-item>
          <text:p text:style-name="P10">Commentaires</text:p>
        </text:list-item>
      </text:list>
      <text:p text:style-name="Standard"/>
      <text:p text:style-name="P6">Pied de page</text:p>
      <text:p text:style-name="Standard"/>
      <text:p text:style-name="Standard">Mentions lég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ine Luchier</meta:initial-creator>
    <meta:creation-date>2019-08-02T15:52:01.91</meta:creation-date>
    <dc:date>2019-08-05T16:11:13.33</dc:date>
    <dc:creator>Amandine Luchier</dc:creator>
    <meta:editing-duration>PT54M15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3" meta:paragraph-count="39" meta:word-count="199" meta:character-count="1128"/>
  </office:meta>
</office:document-meta>
</file>